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2c434" officeooo:paragraph-rsid="001d86c2"/>
    </style:style>
    <style:style style:name="P2" style:family="paragraph" style:parent-style-name="Standard">
      <style:text-properties fo:language="en" fo:country="US" officeooo:rsid="0012c434" officeooo:paragraph-rsid="0012c434"/>
    </style:style>
    <style:style style:name="T1" style:family="text">
      <style:text-properties officeooo:rsid="001f50ab"/>
    </style:style>
    <style:style style:name="T2" style:family="text">
      <style:text-properties officeooo:rsid="00147287"/>
    </style:style>
    <style:style style:name="T3" style:family="text">
      <style:text-properties fo:language="en" fo:country="US" officeooo:rsid="00147287"/>
    </style:style>
    <style:style style:name="T4" style:family="text">
      <style:text-properties officeooo:rsid="0016d3ea"/>
    </style:style>
    <style:style style:name="T5" style:family="text">
      <style:text-properties officeooo:rsid="001bad5e"/>
    </style:style>
    <style:style style:name="T6" style:family="text">
      <style:text-properties officeooo:rsid="0015eb6f"/>
    </style:style>
    <style:style style:name="T7" style:family="text">
      <style:text-properties fo:language="en" fo:country="US" officeooo:rsid="001bad5e"/>
    </style:style>
    <style:style style:name="T8" style:family="text">
      <style:text-properties fo:language="en" fo:country="US" officeooo:rsid="001d86c2"/>
    </style:style>
    <style:style style:name="T9" style:family="text">
      <style:text-properties fo:language="en" fo:country="US" officeooo:rsid="001f50ab"/>
    </style:style>
    <style:style style:name="T10" style:family="text">
      <style:text-properties officeooo:rsid="001d86c2"/>
    </style:style>
    <style:style style:name="T11" style:family="text">
      <style:text-properties officeooo:rsid="001a222e"/>
    </style:style>
    <style:style style:name="T12" style:family="text">
      <style:text-properties fo:language="en" fo:country="US" officeooo:rsid="001a222e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15eb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 основе одного кода созданы <text:span text:style-name="T1">3</text:span> клиента. <text:span text:style-name="T2">У клиента есть объект </text:span><text:span text:style-name="T3">myData </text:span><text:span text:style-name="T2">класса </text:span><text:span text:style-name="T3">class MyData { int n; String s;}. </text:span><text:span text:style-name="T2">На экране есть виджеты</text:span><text:span text:style-name="T3"> TextView, EditText,</text:span><text:span text:style-name="T2"> </text:span><text:span text:style-name="T3">EditText,</text:span><text:span text:style-name="T2"> </text:span><text:span text:style-name="T3">Button</text:span><text:span text:style-name="T2">. </text:span><text:span text:style-name="T4">В первый </text:span><text:span text:style-name="T3">EditText</text:span><text:span text:style-name="T2"> </text:span><text:span text:style-name="T4">вводим номер клиента.</text:span><text:span text:style-name="T2"> </text:span><text:span text:style-name="T3">При нажатии на кнопку, </text:span><text:span text:style-name="T2">содержимое </text:span><text:span text:style-name="T4">второго </text:span><text:span text:style-name="T2">объекта</text:span><text:span text:style-name="T3"> EditText</text:span><text:span text:style-name="T2"> помещае</text:span><text:span text:style-name="T5">м</text:span><text:span text:style-name="T2"> в </text:span><text:span text:style-name="T3">myData.s</text:span><text:span text:style-name="T2"> </text:span><text:span text:style-name="T6">и </text:span><text:span text:style-name="T2">отправляе</text:span><text:span text:style-name="T5">м</text:span><text:span text:style-name="T2"> объект </text:span><text:span text:style-name="T3">myData </text:span><text:span text:style-name="T2">на сервер </text:span><text:span text:style-name="T7">bbb.eduworks.ru:</text:span><text:span text:style-name="T8">19006</text:span><text:span text:style-name="T2">. Сервер получает объект и отправляет его </text:span><text:span text:style-name="T9">всем</text:span><text:span text:style-name="T2"> клиентам. Клиенты </text:span><text:span text:style-name="T10">постоянно прослушивают соединение и когда </text:span><text:span text:style-name="T2">получают объект</text:span><text:span text:style-name="T3"> </text:span><text:span text:style-name="T10">от сервера, то</text:span><text:span text:style-name="T2"> </text:span><text:span text:style-name="T10">помещают его в объект</text:span><text:span text:style-name="T8"> myData1</text:span><text:span text:style-name="T10"> и </text:span><text:span text:style-name="T2">выводят в текстовое поле строку <text:s/>myData</text:span><text:span text:style-name="T10">1</text:span><text:span text:style-name="T2">.n</text:span><text:span text:style-name="T3">+" "+</text:span><text:span text:style-name="T2">myData</text:span><text:span text:style-name="T10">1</text:span><text:span text:style-name="T2">.s</text:span><text:span text:style-name="T3">. </text:span><text:span text:style-name="T11">Сериализовать данные в </text:span><text:span text:style-name="T12">JSON, </text:span><text:span text:style-name="T5">использовать </text:span><text:span text:style-name="T7">Utf-8</text:span><text:span text:style-name="T12">.</text:span></text:p>
      <text:p text:style-name="P2"><text:span text:style-name="T13">Клиент</text:span> сделать на Java <text:span text:style-name="T14">под </text:span><text:span text:style-name="T6">Android Studio</text:span>,<text:span text:style-name="T13"> сервер </text:span><text:span text:style-name="T14">на</text:span><text:span text:style-name="T13"> </text:span>ph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34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0T15:36:48.644000000</meta:creation-date>
    <dc:date>2025-05-10T19:25:12.734000000</dc:date>
    <meta:editing-duration>PT2H11M23S</meta:editing-duration>
    <meta:editing-cycles>7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2" meta:word-count="100" meta:character-count="682" meta:non-whitespace-character-count="583"/>
  </office:meta>
</office:document-meta>
</file>